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fo:font-variant="small-caps" officeooo:rsid="000f0ce1" officeooo:paragraph-rsid="000988ea" style:font-size-asian="10.5pt"/>
    </style:style>
    <style:style style:name="P2" style:family="paragraph" style:parent-style-name="Standard">
      <style:text-properties officeooo:rsid="000b1b96" officeooo:paragraph-rsid="000b1b96"/>
    </style:style>
    <style:style style:name="P3" style:family="paragraph" style:parent-style-name="Standard">
      <style:paragraph-properties fo:text-align="start" style:justify-single-word="false"/>
      <style:text-properties officeooo:rsid="000b1b96" officeooo:paragraph-rsid="000b1b96"/>
    </style:style>
    <style:style style:name="P4" style:family="paragraph" style:parent-style-name="Standard">
      <style:paragraph-properties fo:text-align="start" style:justify-single-word="false"/>
      <style:text-properties officeooo:rsid="000b4026" officeooo:paragraph-rsid="000b4026"/>
    </style:style>
    <style:style style:name="P5" style:family="paragraph" style:parent-style-name="Standard">
      <style:paragraph-properties fo:text-align="start" style:justify-single-word="false"/>
      <style:text-properties officeooo:rsid="000c9272" officeooo:paragraph-rsid="000c9272"/>
    </style:style>
    <style:style style:name="P6" style:family="paragraph" style:parent-style-name="Standard">
      <style:paragraph-properties fo:text-align="start" style:justify-single-word="false"/>
      <style:text-properties officeooo:rsid="000e5ac8" officeooo:paragraph-rsid="000e5ac8"/>
    </style:style>
    <style:style style:name="P7" style:family="paragraph" style:parent-style-name="Standard">
      <style:paragraph-properties fo:text-align="start" style:justify-single-word="false"/>
      <style:text-properties officeooo:rsid="000e5ac8" officeooo:paragraph-rsid="0010221b"/>
    </style:style>
    <style:style style:name="P8" style:family="paragraph" style:parent-style-name="Standard">
      <style:paragraph-properties fo:text-align="start" style:justify-single-word="false"/>
      <style:text-properties officeooo:rsid="0010221b" officeooo:paragraph-rsid="0010221b"/>
    </style:style>
    <style:style style:name="P9" style:family="paragraph" style:parent-style-name="Standard">
      <style:paragraph-properties fo:text-align="start" style:justify-single-word="false"/>
      <style:text-properties officeooo:rsid="0010377d" officeooo:paragraph-rsid="0010377d"/>
    </style:style>
    <style:style style:name="P10" style:family="paragraph" style:parent-style-name="Standard">
      <style:text-properties style:text-position="0% 100%" officeooo:rsid="000b1b96" officeooo:paragraph-rsid="000b1b96"/>
    </style:style>
    <style:style style:name="P11" style:family="paragraph" style:parent-style-name="Standard">
      <style:paragraph-properties fo:text-align="start" style:justify-single-word="false"/>
      <style:text-properties style:text-position="0% 100%" officeooo:rsid="000b1b96" officeooo:paragraph-rsid="000b1b96"/>
    </style:style>
    <style:style style:name="P12" style:family="paragraph" style:parent-style-name="Standard">
      <style:paragraph-properties fo:text-align="start" style:justify-single-word="false"/>
      <style:text-properties style:text-position="0% 100%" officeooo:rsid="000b4026" officeooo:paragraph-rsid="000b4026"/>
    </style:style>
    <style:style style:name="P13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0b4026" officeooo:paragraph-rsid="000b4026"/>
    </style:style>
    <style:style style:name="P14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0bd618" officeooo:paragraph-rsid="000b4026"/>
    </style:style>
    <style:style style:name="P15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0bd618" officeooo:paragraph-rsid="000bd618"/>
    </style:style>
    <style:style style:name="P16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0c9272" officeooo:paragraph-rsid="000c9272"/>
    </style:style>
    <style:style style:name="P17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0e5ac8" officeooo:paragraph-rsid="000c9272"/>
    </style:style>
    <style:style style:name="P18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0e5ac8" officeooo:paragraph-rsid="000e5ac8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text-position="0% 100%" style:text-underline-style="none" officeooo:rsid="0010221b" officeooo:paragraph-rsid="0010221b"/>
    </style:style>
    <style:style style:name="P20" style:family="paragraph" style:parent-style-name="Standard">
      <style:paragraph-properties fo:text-align="start" style:justify-single-word="false" fo:break-before="page"/>
      <style:text-properties officeooo:rsid="000b4026" officeooo:paragraph-rsid="000b4026"/>
    </style:style>
    <style:style style:name="P21" style:family="paragraph" style:parent-style-name="Standard">
      <style:paragraph-properties fo:text-align="start" style:justify-single-word="false" fo:break-before="page"/>
      <style:text-properties officeooo:rsid="0010221b" officeooo:paragraph-rsid="0010221b"/>
    </style:style>
    <style:style style:name="P22" style:family="paragraph" style:parent-style-name="Standard">
      <style:paragraph-properties fo:text-align="end" style:justify-single-word="false" fo:break-before="page"/>
      <style:text-properties style:text-position="0% 100%" officeooo:rsid="000b1b96" officeooo:paragraph-rsid="000b1b96"/>
    </style:style>
    <style:style style:name="P23" style:family="paragraph" style:parent-style-name="Standard">
      <style:paragraph-properties fo:text-align="end" style:justify-single-word="false" fo:break-before="page"/>
      <style:text-properties style:text-line-through-style="none" style:text-line-through-type="none" style:text-position="0% 100%" style:text-underline-style="none" officeooo:rsid="000bd618" officeooo:paragraph-rsid="000bd618"/>
    </style:style>
    <style:style style:name="P24" style:family="paragraph" style:parent-style-name="Standard">
      <style:paragraph-properties fo:text-align="start" style:justify-single-word="false" fo:break-before="page"/>
      <style:text-properties style:text-line-through-style="none" style:text-line-through-type="none" style:text-position="0% 100%" style:text-underline-style="none" officeooo:rsid="000c9272" officeooo:paragraph-rsid="000c9272"/>
    </style:style>
    <style:style style:name="P25" style:family="paragraph" style:parent-style-name="Standard">
      <style:paragraph-properties fo:text-align="end" style:justify-single-word="false" fo:break-before="page"/>
      <style:text-properties style:text-line-through-style="none" style:text-line-through-type="none" style:text-position="0% 100%" style:text-underline-style="none" officeooo:rsid="000e5ac8" officeooo:paragraph-rsid="000e5ac8"/>
    </style:style>
    <style:style style:name="T1" style:family="text">
      <style:text-properties fo:text-transform="lowercase"/>
    </style:style>
    <style:style style:name="T2" style:family="text">
      <style:text-properties fo:text-transform="lowercase" officeooo:rsid="001c3060"/>
    </style:style>
    <style:style style:name="T3" style:family="text">
      <style:text-properties fo:text-transform="lowercase" officeooo:rsid="000988ea"/>
    </style:style>
    <style:style style:name="T4" style:family="text">
      <style:text-properties style:text-position="super 58%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b4026"/>
    </style:style>
    <style:style style:name="T7" style:family="text">
      <style:text-properties style:text-position="0% 100%" officeooo:rsid="0010378d"/>
    </style:style>
    <style:style style:name="T8" style:family="text">
      <style:text-properties style:text-position="0% 100%" officeooo:rsid="001223ad"/>
    </style:style>
    <style:style style:name="T9" style:family="text">
      <style:text-properties style:text-position="0% 100%" officeooo:rsid="00126c1c"/>
    </style:style>
    <style:style style:name="T10" style:family="text">
      <style:text-properties style:text-position="0% 100%" officeooo:rsid="0013b1c2"/>
    </style:style>
    <style:style style:name="T11" style:family="text">
      <style:text-properties style:text-position="0% 100%" officeooo:rsid="0013f710"/>
    </style:style>
    <style:style style:name="T12" style:family="text">
      <style:text-properties style:text-position="0% 100%" officeooo:rsid="00142c2a"/>
    </style:style>
    <style:style style:name="T13" style:family="text">
      <style:text-properties style:text-position="0% 100%" officeooo:rsid="0015549b"/>
    </style:style>
    <style:style style:name="T14" style:family="text">
      <style:text-properties style:text-position="0% 100%" officeooo:rsid="00159ab6"/>
    </style:style>
    <style:style style:name="T15" style:family="text">
      <style:text-properties style:text-position="0% 100%" officeooo:rsid="001608c4"/>
    </style:style>
    <style:style style:name="T16" style:family="text">
      <style:text-properties style:text-position="0% 100%" officeooo:rsid="0017fdc8"/>
    </style:style>
    <style:style style:name="T17" style:family="text">
      <style:text-properties style:text-position="0% 100%" officeooo:rsid="002f0c73"/>
    </style:style>
    <style:style style:name="T18" style:family="text">
      <style:text-properties style:text-position="sub 58%"/>
    </style:style>
    <style:style style:name="T19" style:family="text">
      <style:text-properties style:text-line-through-style="solid" style:text-line-through-type="single" style:text-position="0% 100%" style:text-underline-style="none"/>
    </style:style>
    <style:style style:name="T20" style:family="text">
      <style:text-properties style:text-line-through-style="none" style:text-line-through-type="none" style:text-position="0% 100%" style:text-underline-style="none"/>
    </style:style>
    <style:style style:name="T21" style:family="text">
      <style:text-properties style:text-line-through-style="none" style:text-line-through-type="none" style:text-position="0% 100%" style:text-underline-style="none" officeooo:rsid="000bd618"/>
    </style:style>
    <style:style style:name="T22" style:family="text">
      <style:text-properties style:text-line-through-style="none" style:text-line-through-type="none" style:text-position="0% 100%" style:text-underline-style="none" officeooo:rsid="000e5ac8"/>
    </style:style>
    <style:style style:name="T23" style:family="text">
      <style:text-properties style:text-line-through-style="none" style:text-line-through-type="none" style:text-position="0% 100%" style:text-underline-style="none" officeooo:rsid="0010221b"/>
    </style:style>
    <style:style style:name="T24" style:family="text">
      <style:text-properties style:text-line-through-style="none" style:text-line-through-type="none" style:text-position="0% 100%" style:text-underline-style="none" officeooo:rsid="0010377d"/>
    </style:style>
    <style:style style:name="T25" style:family="text">
      <style:text-properties style:text-line-through-style="none" style:text-line-through-type="none" style:text-position="0% 100%" style:text-underline-style="none" officeooo:rsid="0017fdc8"/>
    </style:style>
    <style:style style:name="T26" style:family="text">
      <style:text-properties style:text-line-through-style="none" style:text-line-through-type="none" style:text-position="0% 100%" style:text-underline-style="none" officeooo:rsid="001853c4"/>
    </style:style>
    <style:style style:name="T27" style:family="text">
      <style:text-properties style:text-line-through-style="none" style:text-line-through-type="none" style:text-position="0% 100%" style:text-underline-style="none" officeooo:rsid="0018b3e9"/>
    </style:style>
    <style:style style:name="T28" style:family="text">
      <style:text-properties style:text-line-through-style="none" style:text-line-through-type="none" style:text-position="0% 100%" style:text-underline-style="none" officeooo:rsid="001fe226"/>
    </style:style>
    <style:style style:name="T29" style:family="text">
      <style:text-properties style:text-line-through-style="none" style:text-line-through-type="none" style:text-position="0% 100%" style:text-underline-style="none" officeooo:rsid="00207419"/>
    </style:style>
    <style:style style:name="T30" style:family="text">
      <style:text-properties style:text-line-through-style="none" style:text-line-through-type="none" style:text-position="0% 100%" style:text-underline-style="none" officeooo:rsid="002504da"/>
    </style:style>
    <style:style style:name="T31" style:family="text">
      <style:text-properties style:text-line-through-style="none" style:text-line-through-type="none" style:text-position="0% 100%" style:text-underline-style="none" officeooo:rsid="0026004d"/>
    </style:style>
    <style:style style:name="T32" style:family="text">
      <style:text-properties style:text-line-through-style="none" style:text-line-through-type="none" style:text-position="0% 100%" style:text-underline-style="none" officeooo:rsid="00279032"/>
    </style:style>
    <style:style style:name="T33" style:family="text">
      <style:text-properties style:text-line-through-style="none" style:text-line-through-type="none" style:text-position="0% 100%" style:text-underline-style="none" officeooo:rsid="00285222"/>
    </style:style>
    <style:style style:name="T34" style:family="text">
      <style:text-properties style:text-line-through-style="none" style:text-line-through-type="none" style:text-position="0% 100%" style:text-underline-style="none" officeooo:rsid="002e0043"/>
    </style:style>
    <style:style style:name="T35" style:family="text">
      <style:text-properties style:text-line-through-style="none" style:text-line-through-type="none" style:text-position="0% 100%" style:text-underline-style="none" officeooo:rsid="002e4b5e"/>
    </style:style>
    <style:style style:name="T36" style:family="text">
      <style:text-properties style:text-line-through-style="none" style:text-line-through-type="none" style:text-position="super 58%" style:text-underline-style="none"/>
    </style:style>
    <style:style style:name="T37" style:family="text">
      <style:text-properties style:text-line-through-style="none" style:text-line-through-type="none" style:text-position="super 58%" style:text-underline-style="none" officeooo:rsid="000bd618"/>
    </style:style>
    <style:style style:name="T38" style:family="text">
      <style:text-properties style:text-line-through-style="none" style:text-line-through-type="none" style:text-position="sub 58%" style:text-underline-style="none"/>
    </style:style>
    <style:style style:name="T39" style:family="text">
      <style:text-properties officeooo:rsid="001853c4"/>
    </style:style>
    <style:style style:name="T40" style:family="text">
      <style:text-properties officeooo:rsid="001aaa99"/>
    </style:style>
    <style:style style:name="T41" style:family="text">
      <style:text-properties officeooo:rsid="001eb1e9"/>
    </style:style>
    <style:style style:name="T42" style:family="text">
      <style:text-properties officeooo:rsid="0020997f"/>
    </style:style>
    <style:style style:name="T43" style:family="text">
      <style:text-properties officeooo:rsid="0022484f"/>
    </style:style>
    <style:style style:name="T44" style:family="text">
      <style:text-properties officeooo:rsid="0023ac5a"/>
    </style:style>
    <style:style style:name="T45" style:family="text">
      <style:text-properties officeooo:rsid="002504da"/>
    </style:style>
    <style:style style:name="T46" style:family="text">
      <style:text-properties officeooo:rsid="00279032"/>
    </style:style>
    <style:style style:name="T47" style:family="text">
      <style:text-properties officeooo:rsid="00285222"/>
    </style:style>
    <style:style style:name="T48" style:family="text">
      <style:text-properties officeooo:rsid="0028863f"/>
    </style:style>
    <style:style style:name="T49" style:family="text">
      <style:text-properties officeooo:rsid="002a6fdd"/>
    </style:style>
    <style:style style:name="T50" style:family="text">
      <style:text-properties officeooo:rsid="002c17d7"/>
    </style:style>
    <style:style style:name="T51" style:family="text">
      <style:text-properties officeooo:rsid="002e0043"/>
    </style:style>
    <style:style style:name="T52" style:family="text">
      <style:text-properties fo:color="#3333ff"/>
    </style:style>
    <style:style style:name="T53" style:family="text">
      <style:text-properties fo:color="#3333ff" style:text-line-through-style="none" style:text-line-through-type="none" style:text-position="0% 100%" style:text-underline-style="none"/>
    </style:style>
    <style:style style:name="T54" style:family="text">
      <style:text-properties fo:color="#3333ff" style:text-line-through-style="none" style:text-line-through-type="none" style:text-position="0% 100%" style:text-underline-style="none" officeooo:rsid="002504da"/>
    </style:style>
    <style:style style:name="T55" style:family="text">
      <style:text-properties fo:color="#3333ff" style:text-line-through-style="none" style:text-line-through-type="none" style:text-position="0% 100%" style:text-underline-style="none" officeooo:rsid="000e5ac8"/>
    </style:style>
    <style:style style:name="T56" style:family="text">
      <style:text-properties fo:color="#3333ff" style:text-line-through-style="none" style:text-line-through-type="none" style:text-position="0% 100%" style:text-underline-style="none" officeooo:rsid="0026a8c8"/>
    </style:style>
    <style:style style:name="T57" style:family="text">
      <style:text-properties fo:color="#3333ff" style:text-line-through-style="none" style:text-line-through-type="none" style:text-position="0% 100%" style:text-underline-style="none" officeooo:rsid="00279032"/>
    </style:style>
    <style:style style:name="T58" style:family="text">
      <style:text-properties fo:color="#3333ff" style:text-line-through-style="none" style:text-line-through-type="none" style:text-position="0% 100%" style:text-underline-style="none" officeooo:rsid="00285222"/>
    </style:style>
    <style:style style:name="T59" style:family="text">
      <style:text-properties fo:color="#3333ff" style:text-line-through-style="none" style:text-line-through-type="none" style:text-position="0% 100%" style:text-underline-style="none" officeooo:rsid="002e0043"/>
    </style:style>
    <style:style style:name="T60" style:family="text">
      <style:text-properties fo:color="#3333ff" style:text-line-through-style="none" style:text-line-through-type="none" style:text-position="0% 100%" style:text-underline-style="none" officeooo:rsid="0010377d"/>
    </style:style>
    <style:style style:name="T61" style:family="text">
      <style:text-properties fo:color="#3333ff" style:text-line-through-style="none" style:text-line-through-type="none" style:text-position="super 58%" style:text-underline-style="none"/>
    </style:style>
    <style:style style:name="T62" style:family="text">
      <style:text-properties fo:color="#3333ff" style:text-line-through-style="none" style:text-line-through-type="none" style:text-position="super 58%" style:text-underline-style="none" officeooo:rsid="0010377d"/>
    </style:style>
    <style:style style:name="T63" style:family="text">
      <style:text-properties fo:color="#3333ff" style:text-position="0% 100%"/>
    </style:style>
    <style:style style:name="T64" style:family="text">
      <style:text-properties fo:color="#3333ff" style:text-position="0% 100%" officeooo:rsid="0010378d"/>
    </style:style>
    <style:style style:name="T65" style:family="text">
      <style:text-properties fo:color="#3333ff" style:text-position="0% 100%" officeooo:rsid="001223ad"/>
    </style:style>
    <style:style style:name="T66" style:family="text">
      <style:text-properties fo:color="#3333ff" style:text-position="0% 100%" officeooo:rsid="00126c1c"/>
    </style:style>
    <style:style style:name="T67" style:family="text">
      <style:text-properties fo:color="#3333ff" style:text-position="0% 100%" officeooo:rsid="0013f710"/>
    </style:style>
    <style:style style:name="T68" style:family="text">
      <style:text-properties fo:color="#3333ff" style:text-position="0% 100%" officeooo:rsid="0017fdc8"/>
    </style:style>
    <style:style style:name="T69" style:family="text">
      <style:text-properties fo:color="#3333ff" style:text-position="super 58%"/>
    </style:style>
    <style:style style:name="T70" style:family="text">
      <style:text-properties fo:color="#3333ff" officeooo:rsid="001223ad"/>
    </style:style>
    <style:style style:name="T71" style:family="text">
      <style:text-properties fo:color="#3333ff" officeooo:rsid="001f48f9"/>
    </style:style>
    <style:style style:name="T72" style:family="text">
      <style:text-properties fo:color="#3333ff" officeooo:rsid="0023ac5a"/>
    </style:style>
    <style:style style:name="T73" style:family="text">
      <style:text-properties fo:color="#3333ff" officeooo:rsid="002504da"/>
    </style:style>
    <style:style style:name="T74" style:family="text">
      <style:text-properties fo:color="#3333ff" officeooo:rsid="00279032"/>
    </style:style>
    <style:style style:name="T75" style:family="text">
      <style:text-properties fo:color="#3333ff" officeooo:rsid="00285222"/>
    </style:style>
    <style:style style:name="T76" style:family="text">
      <style:text-properties fo:color="#3333ff" officeooo:rsid="002e0043"/>
    </style:style>
    <style:style style:name="T77" style:family="text">
      <style:text-properties fo:color="#9933ff"/>
    </style:style>
    <style:style style:name="T78" style:family="text">
      <style:text-properties fo:color="#9933ff" style:text-position="0% 100%"/>
    </style:style>
    <style:style style:name="T79" style:family="text">
      <style:text-properties fo:color="#9933ff" style:text-position="0% 100%" officeooo:rsid="0010378d"/>
    </style:style>
    <style:style style:name="T80" style:family="text">
      <style:text-properties fo:color="#9933ff" style:text-position="0% 100%" officeooo:rsid="00126c1c"/>
    </style:style>
    <style:style style:name="T81" style:family="text">
      <style:text-properties fo:color="#9933ff" officeooo:rsid="001223ad"/>
    </style:style>
    <style:style style:name="T82" style:family="text">
      <style:text-properties fo:color="#9933ff" style:text-line-through-style="none" style:text-line-through-type="none" style:text-position="0% 100%" style:text-underline-style="none"/>
    </style:style>
    <style:style style:name="T83" style:family="text">
      <style:text-properties fo:color="#9933ff" style:text-line-through-style="none" style:text-line-through-type="none" style:text-position="0% 100%" style:text-underline-style="none" officeooo:rsid="0017fdc8"/>
    </style:style>
    <style:style style:name="T84" style:family="text">
      <style:text-properties fo:color="#9933ff" style:text-line-through-style="none" style:text-line-through-type="none" style:text-position="0% 100%" style:text-underline-style="none" officeooo:rsid="000e5ac8"/>
    </style:style>
    <style:style style:name="T85" style:family="text">
      <style:text-properties fo:color="#9933ff" officeooo:rsid="001b24c5"/>
    </style:style>
    <style:style style:name="T86" style:family="text">
      <style:text-properties fo:color="#9933ff" officeooo:rsid="0028863f"/>
    </style:style>
    <style:style style:name="T87" style:family="text">
      <style:text-properties fo:color="#ff66ff"/>
    </style:style>
    <style:style style:name="T88" style:family="text">
      <style:text-properties fo:color="#ff66ff" style:text-position="super 58%"/>
    </style:style>
    <style:style style:name="T89" style:family="text">
      <style:text-properties fo:color="#ff66ff" style:text-position="0% 100%"/>
    </style:style>
    <style:style style:name="T90" style:family="text">
      <style:text-properties fo:color="#ff66ff" style:text-line-through-style="none" style:text-line-through-type="none" style:text-position="0% 100%"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87">1</text:span><text:span text:style-name="T88">er</text:span><text:span text:style-name="T89">.</text:span><text:span text:style-name="T5"><text:line-break/><text:line-break/>Grand </text:span><text:span text:style-name="T7">e</text:span><text:span text:style-name="T5">xercice dans la </text:span><text:span text:style-name="T7">p</text:span><text:span text:style-name="T5">rairie, des<text:line-break/>4 brigades des </text:span><text:span text:style-name="T7">g</text:span><text:span text:style-name="T5">renadiers de </text:span><text:span text:style-name="T7">F</text:span><text:span text:style-name="T4">ce</text:span><text:span text:style-name="T5">.</text:span></text:p>
      <text:p text:style-name="P10"/>
      <text:p text:style-name="P2"><text:span text:style-name="T89">3.</text:span><text:span text:style-name="T5"><text:line-break/><text:line-break/></text:span><text:span text:style-name="T63">Le </text:span><text:span text:style-name="T64">r</text:span><text:span text:style-name="T63">oy</text:span><text:span text:style-name="T5"> part pour </text:span><text:span text:style-name="T78">Commercy</text:span><text:span text:style-name="T5">, à 1h.<text:line-break/></text:span><text:span text:style-name="T7">a</text:span><text:span text:style-name="T5">pr. midi. À 8 h.</text:span><text:span text:style-name="T4">1</text:span><text:span text:style-name="T5">/</text:span><text:span text:style-name="T18">2</text:span><text:span text:style-name="T5">. </text:span><text:span text:style-name="T7">d</text:span><text:span text:style-name="T5">u </text:span><text:span text:style-name="T7">s</text:span><text:span text:style-name="T5">oir </text:span><text:span text:style-name="T63">Mad</text:span><text:span text:style-name="T69">e</text:span><text:span text:style-name="T63">. </text:span><text:span text:style-name="T64">l</text:span><text:span text:style-name="T63">a<text:line-break/></text:span><text:span text:style-name="T64">d</text:span><text:span text:style-name="T63">uchesse de Grammont</text:span><text:span text:style-name="T5"> arrive de </text:span><text:span text:style-name="T79">M</text:span><text:span text:style-name="T78">ets</text:span><text:span text:style-name="T5">.</text:span></text:p>
      <text:p text:style-name="P10"/>
      <text:p text:style-name="P2"><text:span text:style-name="T89">4</text:span><text:span text:style-name="T5"><text:line-break/><text:line-break/>Grand exercice à feu dans la </text:span><text:span text:style-name="T8">p</text:span><text:span text:style-name="T5">rairie, </text:span><text:span text:style-name="T63">M</text:span><text:span text:style-name="T69">e</text:span><text:span text:style-name="T63">.<text:line-break/></text:span><text:span text:style-name="T65">d</text:span><text:span text:style-name="T63">e Grammont</text:span><text:span text:style-name="T5"> et </text:span><text:span text:style-name="T63">le </text:span><text:span text:style-name="T65">c</text:span><text:span text:style-name="T63">ardinal de Choiseul</text:span><text:span text:style-name="T5"> y<text:line-break/>etoient</text:span></text:p>
      <text:p text:style-name="P10"/>
      <text:p text:style-name="P10"><text:span text:style-name="T87">5</text:span><text:line-break/><text:line-break/><text:span text:style-name="T52">M. le </text:span><text:span text:style-name="T70">c</text:span><text:span text:style-name="T52">omte de Stainville</text:span> qui devoit partir<text:line-break/>la nuit derniere pour <text:span text:style-name="T81">P</text:span><text:span text:style-name="T77">aris</text:span>, n'a pû partir<text:line-break/>qu'à une heure après midi, parce que <text:span text:style-name="T52">Mad.<text:line-break/>de Stainville</text:span> avoit eu la fievre.</text:p>
      <text:p text:style-name="P2"><text:span text:style-name="T63">M. Ga</text:span><text:span text:style-name="T65">n</text:span><text:span text:style-name="T63">doger</text:span><text:span text:style-name="T5"> a été admis au </text:span><text:span text:style-name="T8">c</text:span><text:span text:style-name="T5">ollege roïal<text:line-break/>de medecine </text:span><text:span text:style-name="T8">s</text:span><text:span text:style-name="T5">ans examen et dispense des<text:line-break/>droits. </text:span><text:span text:style-name="T63">Les S</text:span><text:span text:style-name="T69">rs</text:span><text:span text:style-name="T63">. Cupers</text:span><text:span text:style-name="T5">, </text:span><text:span text:style-name="T63">Platel</text:span><text:span text:style-name="T5"> et </text:span><text:span text:style-name="T63">Gormand</text:span><text:span text:style-name="T5"><text:line-break/>s'y oposoient. </text:span><text:span text:style-name="T63">M. l'Intendant</text:span><text:span text:style-name="T5"> nommé<text:line-break/>honoraire. Il est parti ce </text:span><text:span text:style-name="T8">s</text:span><text:span text:style-name="T5">oir pour </text:span><text:span text:style-name="T78">Neuviller</text:span><text:span text:style-name="T5">.</text:span></text:p>
      <text:p text:style-name="P10"/>
      <text:p text:style-name="P2"><text:span text:style-name="T89">6</text:span><text:span text:style-name="T5"><text:line-break/><text:line-break/></text:span><text:span text:style-name="T63">Mad. la </text:span><text:span text:style-name="T66">d</text:span><text:span text:style-name="T63">uchesse de Grammont</text:span><text:span text:style-name="T5"> est partie<text:line-break/>à 8 h</text:span><text:span text:style-name="T4">1</text:span><text:span text:style-name="T5">/</text:span><text:span text:style-name="T18">2</text:span><text:span text:style-name="T5"> du matin pour </text:span><text:span text:style-name="T80">P</text:span><text:span text:style-name="T78">lombieres</text:span><text:span text:style-name="T5">.<text:line-break/>Elle fit hier donner une bouteille de vin<text:line-break/>à chaque grenadier. Il y avoit encore<text:line-break/>eu grand exercice à feu devant elle<text:line-break/>dans la </text:span><text:span text:style-name="T9">p</text:span><text:span text:style-name="T5">rairie.</text:span></text:p>
      <text:p text:style-name="P2"><text:span text:style-name="T63">J.B. Salmon</text:span><text:span text:style-name="T5"> reçu </text:span><text:span text:style-name="T63">M</text:span><text:span text:style-name="T69">e</text:span><text:span text:style-name="T63">. </text:span><text:span text:style-name="T66">D</text:span><text:span text:style-name="T63">elatin</text:span><text:span text:style-name="T5"> par<text:line-break/>l'hotel de ville.</text:span></text:p>
      <text:p text:style-name="P10"/>
      <text:p text:style-name="P22">87</text:p>
      <text:p text:style-name="P3"><text:span text:style-name="T89">7</text:span><text:span text:style-name="T5"><text:line-break/><text:line-break/></text:span><text:span text:style-name="T11">H</text:span><text:span text:style-name="T5">ier le pain blanc fut taxé 2</text:span><text:span text:style-name="T4">s</text:span><text:span text:style-name="T5">. </text:span><text:span text:style-name="T10">l</text:span><text:span text:style-name="T5">a liv.<text:line-break/>Le bis à 1</text:span><text:span text:style-name="T4">s</text:span><text:span text:style-name="T5">. 4</text:span><text:span text:style-name="T4">d</text:span><text:span text:style-name="T5"> </text:span><text:span text:style-name="T4">1</text:span><text:span text:style-name="T5">/</text:span><text:span text:style-name="T18">2</text:span><text:span text:style-name="T5"> à commencer d'aujourd</text:span><text:span text:style-name="T10">'</text:span><text:span text:style-name="T5">hui.</text:span></text:p>
      <text:p text:style-name="P11"/>
      <text:p text:style-name="P3"><text:span text:style-name="T89">8</text:span><text:span text:style-name="T5"><text:line-break/><text:line-break/></text:span><text:span text:style-name="T11">A</text:span><text:span text:style-name="T5">ssemblée à la </text:span><text:span text:style-name="T11">c</text:span><text:span text:style-name="T5">ommunauté de </text:span><text:span text:style-name="T11">p</text:span><text:span text:style-name="T5">rêtres, où<text:line-break/>s'est trouvé pour la premiere fois comme<text:line-break/>écolâtre </text:span><text:span text:style-name="T63">M. l'abbé de Tervenus</text:span><text:span text:style-name="T5">, on y a reçû<text:line-break/></text:span><text:span text:style-name="T63">M. l'abbé </text:span><text:span text:style-name="T67">B</text:span><text:span text:style-name="T63">agard</text:span><text:span text:style-name="T5">, qui avoit été admis dès<text:line-break/>le mois d'août de l'année derniere. Il a été<text:line-break/>question des compte du </text:span><text:span text:style-name="T63">S. abbé Thouvenin</text:span><text:span text:style-name="T5"><text:line-break/>de </text:span><text:span text:style-name="T11">s</text:span><text:span text:style-name="T5">a présence ; mais à l'or</text:span><text:span text:style-name="T4">re</text:span><text:span text:style-name="T5">. </text:span><text:span text:style-name="T17">r</text:span><text:span text:style-name="T5">ien de décidé.</text:span></text:p>
      <text:p text:style-name="P11"/>
      <text:p text:style-name="P3"><text:span text:style-name="T89">9</text:span><text:span text:style-name="T5"><text:line-break/><text:line-break/>Les 1</text:span><text:span text:style-name="T4">re</text:span><text:span text:style-name="T5">. et 3</text:span><text:span text:style-name="T4">e</text:span><text:span text:style-name="T5">. </text:span><text:span text:style-name="T12">b</text:span><text:span text:style-name="T5">rigades des </text:span><text:span text:style-name="T12">g</text:span><text:span text:style-name="T5">renadiers<text:line-break/>de </text:span><text:span text:style-name="T12">F</text:span><text:span text:style-name="T5">rance </text:span><text:span text:style-name="T12">s</text:span><text:span text:style-name="T5">ont parties à 3 </text:span><text:span text:style-name="T4">1</text:span><text:span text:style-name="T5">/</text:span><text:span text:style-name="T18">2</text:span><text:span text:style-name="T5"> h. ce matin.<text:line-break/>Il y a </text:span><text:span text:style-name="T6">encore eu de la désertion.</text:span></text:p>
      <text:p text:style-name="P4"><text:span text:style-name="T5">J'ai en vertu d'un arrêt du </text:span><text:span text:style-name="T12">C</text:span><text:span text:style-name="T5">onseil<text:line-break/>fait faire la livraison du jardin de<text:line-break/></text:span><text:span text:style-name="T63">l'abbé Grandpair</text:span><text:span text:style-name="T5">, près la porte S. Georges.<text:line-break/>Il contient <text:s/>5 jours 2 ommées 2 t. 14 pi. 2 po. </text:span><text:span text:style-name="T12">d</text:span><text:span text:style-name="T5">e L</text:span><text:span text:style-name="T4">ne</text:span><text:span text:style-name="T5">.</text:span></text:p>
      <text:p text:style-name="P12"/>
      <text:p text:style-name="P4"><text:span text:style-name="T89">10</text:span><text:span text:style-name="T5"><text:line-break/><text:line-break/></text:span><text:span text:style-name="T13">A</text:span><text:span text:style-name="T5">rrivé à 10 h. du matin d'un bataillon<text:line-break/>de </text:span><text:span text:style-name="T14">g</text:span><text:span text:style-name="T5">ardes lorraines, qui a relevé à la garde<text:line-break/>des </text:span><text:span text:style-name="T15">g</text:span><text:span text:style-name="T5">ren. de </text:span><text:span text:style-name="T15">F</text:span><text:span text:style-name="T4">ce</text:span><text:span text:style-name="T5">.</text:span></text:p>
      <text:p text:style-name="P4"><text:span text:style-name="T5">Assemblée de l'</text:span><text:span text:style-name="T16">A</text:span><text:span text:style-name="T5">cad ou etoient </text:span><text:span text:style-name="T63">M</text:span><text:span text:style-name="T69">rs</text:span><text:span text:style-name="T63">. </text:span><text:span text:style-name="T68">d</text:span><text:span text:style-name="T63">u Rouvrois</text:span><text:span text:style-name="T5"><text:line-break/></text:span><text:span text:style-name="T63">de Solignac</text:span><text:span text:style-name="T5">, </text:span><text:span text:style-name="T63">de Beauchamp</text:span><text:span text:style-name="T5">, </text:span><text:span text:style-name="T63">Thibault</text:span><text:span text:style-name="T5">, </text:span><text:span text:style-name="T63">de Tervenus</text:span><text:span text:style-name="T5">,<text:line-break/></text:span><text:span text:style-name="T68">A</text:span><text:span text:style-name="T63">ndré</text:span><text:span text:style-name="T5">, </text:span><text:span text:style-name="T63">Bagard</text:span><text:span text:style-name="T5">, </text:span><text:span text:style-name="T63">Cupers</text:span><text:span text:style-name="T5">, </text:span><text:span text:style-name="T63">P. Leslie</text:span><text:span text:style-name="T5">, </text:span><text:span text:style-name="T63">P. husson</text:span><text:span text:style-name="T5">, </text:span><text:span text:style-name="T63">Coster</text:span><text:span text:style-name="T5">,<text:line-break/></text:span><text:span text:style-name="T63">Durival l'ainé</text:span><text:span text:style-name="T5">.</text:span></text:p>
      <text:p text:style-name="P4"><text:span text:style-name="T63">M. de Tervenus</text:span><text:span text:style-name="T5"> à lû l'éloge historique de<text:line-break/></text:span><text:span text:style-name="T63">D. Remy Cellier</text:span><text:span text:style-name="T5">, </text:span><text:span text:style-name="T19">abbé</text:span><text:span text:style-name="T20"> </text:span><text:span text:style-name="T25">p</text:span><text:span text:style-name="T20">relat de </text:span><text:span text:style-name="T83">F</text:span><text:span text:style-name="T82">lavigny</text:span><text:span text:style-name="T20">.</text:span></text:p>
      <text:p text:style-name="P20"><text:span text:style-name="T90">11</text:span><text:span text:style-name="T20"><text:line-break/><text:line-break/>Les 2</text:span><text:span text:style-name="T36">e</text:span><text:span text:style-name="T20">. et 4</text:span><text:span text:style-name="T36">e</text:span><text:span text:style-name="T20">. </text:span><text:span text:style-name="T26">b</text:span><text:span text:style-name="T20">rigades des grenadiers de<text:line-break/></text:span><text:span text:style-name="T26">F</text:span><text:span text:style-name="T20">rance partent de </text:span><text:span text:style-name="T82">Nancy</text:span><text:span text:style-name="T20"> à 3 h </text:span><text:span text:style-name="T36">1</text:span><text:span text:style-name="T20">/</text:span><text:span text:style-name="T38">2</text:span><text:span text:style-name="T20"> du matin.</text:span></text:p>
      <text:p text:style-name="P13">On fait la visite des corps de garde, <text:span text:style-name="T77">des<text:line-break/>cazernes</text:span> ; tout est terminé avec <text:span text:style-name="T39">s</text:span>atisfaction.</text:p>
      <text:p text:style-name="P13"/>
      <text:p text:style-name="P4"><text:span text:style-name="T90">12</text:span><text:span text:style-name="T20"><text:line-break/><text:line-break/></text:span><text:span text:style-name="T27">O</text:span><text:span text:style-name="T20">n passe par les verges une fille libertine<text:line-break/></text:span><text:span text:style-name="T27">s</text:span><text:span text:style-name="T20">ur le rempart avant<text:tab/><text:line-break/></text:span><text:span text:style-name="T19">à</text:span><text:span text:style-name="T20"> la garde montante. Il y avoit longtems<text:line-break/>que cela ne s'etoit vû à </text:span><text:span text:style-name="T82">Nancy</text:span><text:span text:style-name="T20">.</text:span></text:p>
      <text:p text:style-name="P13"/>
      <text:p text:style-name="P13"><text:span text:style-name="T87">13</text:span><text:line-break/><text:line-break/><text:span text:style-name="T40">O</text:span>rage, mêlé de grêle, à <text:span text:style-name="T77">Lunéville</text:span>, <text:span text:style-name="T85">F</text:span><text:span text:style-name="T77">lavigny</text:span><text:line-break/>et autres endroits.</text:p>
      <text:p text:style-name="P13"/>
      <text:p text:style-name="P13"><text:span text:style-name="T87">14</text:span><text:line-break/><text:line-break/>Dans les environs de <text:span text:style-name="T77">Bar</text:span> une bête feroce,<text:line-break/>qu'on présume n'etre autre chose qu'un <text:span text:style-name="T41">l</text:span>oup, <text:line-break/>a mordu 20 à 25 personnes et dévoré<text:line-break/>plusieurs enfans. Un laboureur aup<text:span text:style-name="T41">r</text:span>ès de<text:line-break/><text:span text:style-name="T77">Void</text:span> a aussi été attaqué et mordu par<text:line-break/>un loup. <text:span text:style-name="T52">Le </text:span><text:span text:style-name="T71">r</text:span><text:span text:style-name="T52">oy de P.</text:span> a eu ces jours<text:line-break/>derniers une légère indisposition à <text:span text:style-name="T77">Commercy</text:span>.</text:p>
      <text:p text:style-name="P13"/>
      <text:p text:style-name="P4"><text:span text:style-name="T90">15</text:span><text:span text:style-name="T20"><text:line-break/><text:line-break/></text:span><text:span text:style-name="T21">Nous avons été obligés, par la faiblesse<text:line-break/>du bat. des </text:span><text:span text:style-name="T28">g</text:span><text:span text:style-name="T21">. Lorraines, de faire monter<text:line-break/>la garde à 36 bourgeois, à commencer<text:line-break/>d'aujourd</text:span><text:span text:style-name="T29">'</text:span><text:span text:style-name="T21">hui, pour gardes les </text:span><text:span text:style-name="T29">p</text:span><text:span text:style-name="T21">ortes de la<text:line-break/>place du marché, et des portes S. Nicolas<text:line-break/>S. Georges, S</text:span><text:span text:style-name="T37">te</text:span><text:span text:style-name="T21">. Catherine et S</text:span><text:span text:style-name="T37">t</text:span><text:span text:style-name="T21">. Stanislas.</text:span></text:p>
      <text:p text:style-name="P14"/>
      <text:p text:style-name="P15"><text:span text:style-name="T87">17</text:span><text:line-break/><text:line-break/>Je suis allé à <text:span text:style-name="T77">Lunéville</text:span>. Il y avoit une</text:p>
      <text:p text:style-name="P23">88</text:p>
      <text:p text:style-name="P15">affaire assès vive entre <text:span text:style-name="T52">M. de la Salle</text:span> aide major<text:line-break/>des <text:span text:style-name="T42">g</text:span>ardes du corps et <text:span text:style-name="T52">M. de S. Simon</text:span>, qui<text:line-break/>lui avoit ordonné les arrêt, et à <text:span text:style-name="T52">M. de<text:line-break/>Bray</text:span>, qui n'avoient point obeïs.</text:p>
      <text:p text:style-name="P15"/>
      <text:p text:style-name="P15"><text:span text:style-name="T87">20</text:span><text:line-break/><text:line-break/>Revenu le 20 à <text:span text:style-name="T77">Nancy</text:span>. <text:span text:style-name="T43">O</text:span>n venoit d'y<text:line-break/>amener deux accusés.</text:p>
      <text:p text:style-name="P15">Les corps de fer <text:span text:style-name="T43">s</text:span>ubstitués à celui de plomb,<text:line-break/>à <text:span text:style-name="T77">l'aqueduc de Boudonville</text:span>, ont rendu l'eau<text:line-break/>à <text:span text:style-name="T77">la ville vielle</text:span> qui en manquoit depuis<text:line-break/>deux mois.</text:p>
      <text:p text:style-name="P16"><text:span text:style-name="T52">La </text:span><text:span text:style-name="T72">j</text:span><text:span text:style-name="T52">eune </text:span><text:span text:style-name="T72">v</text:span><text:span text:style-name="T52">euve Dujard</text:span>, qui etoit avec <text:span text:style-name="T52">M.<text:line-break/></text:span><text:span text:style-name="T72">H</text:span><text:span text:style-name="T52">ocquet fils</text:span> <text:span text:style-name="T44">s</text:span>on frere, dans un <text:span text:style-name="T44">c</text:span>abriolet,<text:line-break/>a été volée sur le grand chemin, entre<text:line-break/><text:span text:style-name="T77">Nancy</text:span> et <text:span text:style-name="T77">Champigneulle</text:span>, par une homme<text:line-break/>armé de <text:span text:style-name="T44">p</text:span>istolets.</text:p>
      <text:p text:style-name="P16"/>
      <text:p text:style-name="P5"><text:span text:style-name="T90">22</text:span><text:span text:style-name="T20"><text:line-break/><text:line-break/></text:span><text:span text:style-name="T53">Mon </text:span><text:span text:style-name="T54">j</text:span><text:span text:style-name="T53">eune frere</text:span><text:span text:style-name="T20"> m'ecrit de </text:span><text:span text:style-name="T82">Commercry</text:span><text:span text:style-name="T20"> :<text:line-break/></text:span><text:span text:style-name="T53">Le roy</text:span><text:span text:style-name="T20"> ne </text:span><text:span text:style-name="T30">s</text:span><text:span text:style-name="T20">ouffre d'aucune indisposition,<text:line-break/>extra ordinaire, cependant il est fort affaissé<text:line-break/>depuis 3 jours et ne marche qu'avec<text:line-break/>une extreme difficulté. On voudroit q</text:span><text:span text:style-name="T36">l</text:span><text:span text:style-name="T20">.<text:line-break/>fut à </text:span><text:span text:style-name="T82">Luneville</text:span><text:span text:style-name="T20">. </text:span><text:span text:style-name="T30">O</text:span><text:span text:style-name="T20">n pense meme à le<text:line-break/>déterminer à abandonner le projet du<text:line-break/>voyage de </text:span><text:span text:style-name="T82">Versailles</text:span><text:span text:style-name="T20">. Quoique </text:span><text:span text:style-name="T53">ce </text:span><text:span text:style-name="T54">p</text:span><text:span text:style-name="T53">rince</text:span><text:span text:style-name="T20"><text:line-break/>sente bien son affaiblissement il n'en<text:line-break/></text:span><text:span text:style-name="T30">p</text:span><text:span text:style-name="T20">aroît nullement affecté. Il ajoute par</text:span></text:p>
      <text:p text:style-name="P24">postscript : <text:span text:style-name="T52">Le </text:span><text:span text:style-name="T73">r</text:span><text:span text:style-name="T52">oi</text:span> a recouvert plus de<text:line-break/>force et a les mains plus fraîches.</text:p>
      <text:p text:style-name="P16"/>
      <text:p text:style-name="P16"><text:span text:style-name="T87">22</text:span><text:line-break/><text:line-break/>Mort de <text:span text:style-name="T52">M. Dalmas</text:span>, à 4 h. ap. midi,<text:line-break/><text:span text:style-name="T45">i</text:span>l n'a été que huit jours malade.<text:line-break/>I<text:span text:style-name="T45">l</text:span> avoit 75 ans. Inhumé dans l’église S. Epvre.</text:p>
      <text:p text:style-name="P16"/>
      <text:p text:style-name="P16"><text:span text:style-name="T87">23</text:span><text:line-break/><text:line-break/><text:span text:style-name="T45">O</text:span>n <text:span text:style-name="T45">m</text:span>'ecrit de <text:span text:style-name="T77">Commercy</text:span> le 23 : <text:span text:style-name="T52">Le </text:span><text:span text:style-name="T73">r</text:span><text:span text:style-name="T52">oy</text:span><text:line-break/>dort bien et mange à <text:span text:style-name="T45">s</text:span>on ordinaire, mail il<text:line-break/>y a affaiblissement <text:span text:style-name="T45">s</text:span>ensible dans les nerfs des<text:line-break/>jambes et du bras gauche, et dans le ressort des<text:line-break/>principaux visceres, puisque <text:span text:style-name="T45">s</text:span>ouvent il ne<text:line-break/>sent pas couler les urines … <text:span text:style-name="T45">I</text:span>l paroit peu<text:line-break/>affecté de sont état, et ne change rien à <text:line-break/><text:span text:style-name="T45">s</text:span>es exercices ordinaires.</text:p>
      <text:p text:style-name="P16"/>
      <text:p text:style-name="P5"><text:span text:style-name="T90">24</text:span><text:span text:style-name="T20"><text:line-break/><text:line-break/>L'hotel de ville a fait</text:span><text:span text:style-name="T22"> cession au </text:span><text:span text:style-name="T55">S. Claude<text:line-break/>Mique</text:span><text:span text:style-name="T22"> </text:span><text:span text:style-name="T31">s</text:span><text:span text:style-name="T22">on architecte, du terrain qui<text:line-break/>se trouvera entre </text:span><text:span text:style-name="T84">le jardin de botanique</text:span><text:span text:style-name="T22"><text:line-break/>et la sécherie des lavoirs publics, entre le<text:line-break/>nouveau mur de ville et l'ancien. Le terrain<text:line-break/>contien</text:span><text:span text:style-name="T31">t</text:span><text:span text:style-name="T22"> 3 jours 2 ommées 20 toises 2 pi. 11 po.<text:line-break/>Concession aussi de 2 lignes d'eau de </text:span><text:span text:style-name="T31">d</text:span><text:span text:style-name="T22">ia</text:span><text:span text:style-name="T31">me</text:span><text:span text:style-name="T22">t</text:span><text:span text:style-name="T31">r</text:span><text:span text:style-name="T22">e<text:line-break/>à </text:span><text:span text:style-name="T55">Michel Godechaux</text:span><text:span text:style-name="T22">. </text:span><text:span text:style-name="T31">A</text:span><text:span text:style-name="T22">utant à </text:span><text:span text:style-name="T55">M. </text:span><text:span text:style-name="T56">H</text:span><text:span text:style-name="T55">offman</text:span></text:p>
      <text:p text:style-name="P17"/>
      <text:p text:style-name="P18"><text:span text:style-name="T87">25</text:span><text:line-break/><text:line-break/><text:span text:style-name="T52">Mon frere</text:span> m'ecrit de <text:span text:style-name="T77">Commercy</text:span> le 25 à<text:line-break/>4 h. ap. Midi : <text:span text:style-name="T52">Le </text:span><text:span text:style-name="T74">r</text:span><text:span text:style-name="T52">oy</text:span> est aujourd<text:span text:style-name="T46">'</text:span>hui dans un<text:line-break/>etat aussi satisfaisant qu'on pouvoit le desirer.<text:line-break/>Il est allé à une grande messe à la <text:span text:style-name="T46">p</text:span>aroisse,<text:line-break/>avec plus de nerf qu'on n'en esperoit dèsormais ;</text:p>
      <text:p text:style-name="P25">89</text:p>
      <text:p text:style-name="P6"><text:span text:style-name="T20">en sorte que nous </text:span><text:span text:style-name="T32">s</text:span><text:span text:style-name="T20">omme rassurés pour le moment.<text:line-break/>Un courier de </text:span><text:span text:style-name="T53">la </text:span><text:span text:style-name="T57">r</text:span><text:span text:style-name="T53">eine</text:span><text:span text:style-name="T20"> aporta hier la nouvelle<text:line-break/>de la mort de </text:span><text:span text:style-name="T53">l'Infant dom Philipe</text:span><text:span text:style-name="T20">. </text:span><text:span text:style-name="T53">M. le P</text:span><text:span text:style-name="T61">ce</text:span><text:span text:style-name="T53">.<text:line-break/></text:span><text:span text:style-name="T57">d</text:span><text:span text:style-name="T53">e Beauvau</text:span><text:span text:style-name="T20"> est parti immédiatement après dîner,<text:line-break/>pour retourner à </text:span><text:span text:style-name="T82">Compiègne</text:span><text:span text:style-name="T20">.</text:span></text:p>
      <text:p text:style-name="P18"/>
      <text:p text:style-name="P18"><text:span text:style-name="T87">26</text:span><text:line-break/><text:line-break/>Il m'ecrit du 26 : après un <text:span text:style-name="T47">s</text:span>ujet d'allarmes tel<text:line-break/>que celui que nous avons eu, on pense toujours<text:line-break/>qu'il y auroit danger plus imminent que jamais<text:line-break/>dans l'entreprise du voyage, et je crois qu'on a<text:line-break/>ecrit en consequence pour determiner <text:span text:style-name="T52">la </text:span><text:span text:style-name="T75">r</text:span><text:span text:style-name="T52">eine</text:span><text:line-break/>à engager <text:span text:style-name="T75">l</text:span><text:span text:style-name="T52">e </text:span><text:span text:style-name="T75">r</text:span><text:span text:style-name="T52">oy </text:span><text:span text:style-name="T75">s</text:span><text:span text:style-name="T52">on pere</text:span> à ne pas en faire cette<text:line-break/>année.</text:p>
      <text:p text:style-name="P18"/>
      <text:p text:style-name="P18"><text:span text:style-name="T87">27</text:span><text:line-break/><text:line-break/>Je vais à <text:span text:style-name="T77">Neuviller</text:span> et j'en revient le 28.</text:p>
      <text:p text:style-name="P18"/>
      <text:p text:style-name="P7"><text:span text:style-name="T90">28</text:span><text:span text:style-name="T20"><text:line-break/><text:line-break/></text:span><text:span text:style-name="T53">Mon jeune frere</text:span><text:span text:style-name="T20"> m'ecrit de </text:span><text:span text:style-name="T82">Commercy</text:span><text:span text:style-name="T20"> </text:span><text:span text:style-name="T58">S</text:span><text:span text:style-name="T53">a M</text:span><text:span text:style-name="T61">té</text:span><text:span text:style-name="T53">.</text:span><text:span text:style-name="T20"><text:line-break/>fit hier (27) le tour du canal et des bosquets dans<text:line-break/>sa cariol</text:span><text:span text:style-name="T23">l</text:span><text:span text:style-name="T20">e, et a un reste d'affaissement près,<text:line-break/></text:span><text:span text:style-name="T23">elle est mieux aujourd</text:span><text:span text:style-name="T33">'</text:span><text:span text:style-name="T23">hui que nous n'osions l'esperer.</text:span></text:p>
      <text:p text:style-name="P19"/>
      <text:p text:style-name="P19"><text:span text:style-name="T87">29</text:span><text:line-break/><text:line-break/>I<text:span text:style-name="T48">l</text:span> arrive de <text:span text:style-name="T77">Pon</text:span><text:span text:style-name="T86">t</text:span><text:span text:style-name="T77">amousson</text:span> un convoy de 400<text:line-break/>bombes à conduire par 27 voitures à <text:span text:style-name="T77">Strasbourg</text:span>.</text:p>
      <text:p text:style-name="P19"/>
      <text:p text:style-name="P19"><text:span text:style-name="T87">30</text:span><text:line-break/><text:line-break/><text:span text:style-name="T49">M</text:span>ort de <text:span text:style-name="T52">l'abbé Joseph-Bernard de Willemin</text:span> chanoine de la <text:span text:style-name="T50">p</text:span>rimatiale.<text:line-break/><text:span text:style-name="T50">O</text:span>n casse la tête à un déserteur de <text:span text:style-name="T50">g</text:span>ardes lorraines.</text:p>
      <text:p text:style-name="P19"/>
      <text:p text:style-name="P19"><text:span text:style-name="T87">31</text:span><text:line-break/><text:line-break/><text:span text:style-name="T51">O</text:span>n m'ecrit d'hier de <text:span text:style-name="T77">Commercy</text:span> : <text:span text:style-name="T51">l</text:span>a santé<text:line-break/><text:span text:style-name="T52">du </text:span><text:span text:style-name="T76">r</text:span><text:span text:style-name="T52">oy</text:span> se <text:span text:style-name="T51">s</text:span>outient, et à l'affaiblissement près</text:p>
      <text:p text:style-name="P21"><text:span text:style-name="T20">des jambes et des reins, on peut dire qu'elle est<text:line-break/>aussi bonne qu'elle fut jamais. </text:span><text:span text:style-name="T53">La </text:span><text:span text:style-name="T59">r</text:span><text:span text:style-name="T53">eine</text:span><text:span text:style-name="T20"> insiste<text:line-break/>pour la </text:span><text:span text:style-name="T34">s</text:span><text:span text:style-name="T20">uppression du voyage de </text:span><text:span text:style-name="T82">Versailles</text:span><text:span text:style-name="T20">,<text:line-break/>mais </text:span><text:span text:style-name="T53">le P</text:span><text:span text:style-name="T61">ce</text:span><text:span text:style-name="T53">.</text:span><text:span text:style-name="T20"> n'y veut pas entendre.</text:span></text:p>
      <text:p text:style-name="P19">Le canonicat de <text:span text:style-name="T52">l'abbé Willemin</text:span> est donné<text:line-break/>à <text:span text:style-name="T52">M. de Marcol</text:span> <text:span text:style-name="T51">c</text:span>hanoine de <text:span text:style-name="T77">S. Diey</text:span> ; et ce<text:line-break/>dernier bénéfice destiné à <text:span text:style-name="T52">l'abbé Journu</text:span>.</text:p>
      <text:p text:style-name="P8"><text:span text:style-name="T34">A</text:span><text:span text:style-name="T20">ssemblée particuliere de l'</text:span><text:span text:style-name="T34">A</text:span><text:span text:style-name="T20">cademie, où étoient<text:line-break/></text:span><text:span text:style-name="T60">M</text:span><text:span text:style-name="T62">rs</text:span><text:span text:style-name="T60">. </text:span><text:span text:style-name="T59">d</text:span><text:span text:style-name="T60">u Rouvrois</text:span><text:span text:style-name="T24">, </text:span><text:span text:style-name="T60">de Solignac</text:span><text:span text:style-name="T24">, </text:span><text:span text:style-name="T60">de Tervenus</text:span><text:span text:style-name="T24">,<text:line-break/></text:span><text:span text:style-name="T59">A</text:span><text:span text:style-name="T60">ndré</text:span><text:span text:style-name="T24">, </text:span><text:span text:style-name="T60">P. de </text:span><text:span text:style-name="T59">H</text:span><text:span text:style-name="T60">usson</text:span><text:span text:style-name="T24">, </text:span><text:span text:style-name="T60">Durival l'aine</text:span><text:span text:style-name="T24">. On<text:line-break/>y a lû quelque chose d'un ouvrage de </text:span><text:span text:style-name="T60">l'abbé<text:line-break/></text:span><text:span text:style-name="T59">S</text:span><text:span text:style-name="T60">igorque</text:span><text:span text:style-name="T24"> contre les lettres de la montagne.</text:span></text:p>
      <text:p text:style-name="P9"><text:span text:style-name="T35">l</text:span><text:span text:style-name="T20">'</text:span><text:span text:style-name="T35">A</text:span><text:span text:style-name="T20">cademie a refusé la </text:span><text:span text:style-name="T35">d</text:span><text:span text:style-name="T20">édicace d'un<text:line-break/>livre de </text:span><text:span text:style-name="T53">l'abbé S. Mihiel</text:span><text:span text:style-name="T20">, chanoine de </text:span><text:span text:style-name="T82">Bouxieres</text:span><text:span text:style-name="T20">,<text:line-break/>sous ce titre : ortograf des Dames.<text:line-break/>Cet ouvrage avoit concouru inutilement<text:line-break/>au prix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variant="small-caps" officeooo:rsid="000f0ce1" officeooo:paragraph-rsid="000988ea" style:font-size-asian="10.5pt"/>
    </style:style>
    <style:style style:name="MT1" style:family="text">
      <style:text-properties fo:text-transform="lowercase"/>
    </style:style>
    <style:style style:name="MT2" style:family="text">
      <style:text-properties fo:text-transform="lowercase" officeooo:rsid="001c3060"/>
    </style:style>
    <style:style style:name="MT3" style:family="text">
      <style:text-properties fo:text-transform="lowercase" officeooo:rsid="000988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Jours<text:tab/><text:span text:style-name="MT1">mois d</text:span><text:span text:style-name="MT2">e </text:span><text:span text:style-name="MT3">Juillet</text:span><text:tab/>1765</text:p>
        <text:p text:style-name="MP1">du mois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6T15:34:58.524663000</meta:creation-date>
    <dc:date>2016-01-30T19:44:15.335649000</dc:date>
    <meta:editing-duration>PT1H6M32S</meta:editing-duration>
    <meta:editing-cycles>42</meta:editing-cycles>
    <meta:generator>LibreOffice/5.0.4.2$MacOSX_X86_64 LibreOffice_project/2b9802c1994aa0b7dc6079e128979269cf95bc78</meta:generator>
    <meta:document-statistic meta:table-count="0" meta:image-count="0" meta:object-count="0" meta:page-count="7" meta:paragraph-count="47" meta:word-count="1265" meta:character-count="6800" meta:non-whitespace-character-count="5551"/>
  </office:meta>
</office:document-meta>
</file>